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language-asian="ja" style:country-asian="JP"/>
    </style:style>
    <style:style style:name="P2" style:family="paragraph" style:parent-style-name="Heading_20_3">
      <style:text-properties style:language-asian="ja" style:country-asian="JP"/>
    </style:style>
    <style:style style:name="P3" style:family="paragraph" style:parent-style-name="Heading_20_2">
      <style:text-properties style:language-asian="ja" style:country-asian="JP"/>
    </style:style>
    <style:style style:name="P4" style:family="paragraph" style:parent-style-name="Heading_20_1">
      <style:paragraph-properties fo:break-before="page"/>
    </style:style>
    <style:style style:name="P5" style:family="paragraph" style:parent-style-name="Text_20_body">
      <style:text-properties style:language-asian="ja" style:country-asian="JP"/>
    </style:style>
    <style:style style:name="T1" style:family="text">
      <style:text-properties style:language-asian="ja" style:country-asian="JP"/>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設問ア</text:h>
      <text:h text:style-name="P3" text:outline-level="2">ITサービスの概要</text:h>
      <text:p text:style-name="Text_20_body">医療品製造、販売会社</text:p>
      <text:p text:style-name="P1">製造部が利用する生産管理サービスを提供</text:p>
      <text:p text:style-name="P1">事業への影響を極小化し、F社にとって重要な医療品が安定して供給できるように、ITサービス継続計画を事前に策定する</text:p>
      <text:h text:style-name="P3" text:outline-level="2">特定した事態と評価した事業への影響</text:h>
      <text:h text:style-name="P2" text:outline-level="3">災害によって発生する、ITサービスの継続に影響を与えると特定した事態</text:h>
      <text:p text:style-name="P1">災害によって発生すrITサービスの継続に影響を与える事態を特定。</text:p>
      <text:p text:style-name="P1">大規模地震などの自然災害により、本社のある関東に広域的な被害が￥</text:p>
      <text:p text:style-name="Text_20_body"/>
      <text:h text:style-name="P2" text:outline-level="3">分析して評価した事業への影響</text:h>
      <text:p text:style-name="P1">生産管理業務の遂行が不可能になる</text:p>
      <text:p text:style-name="Text_20_body"/>
      <text:h text:style-name="Heading_20_1" text:outline-level="1"/>
      <text:h text:style-name="P4" text:outline-level="1">設問イ</text:h>
      <text:h text:style-name="P3" text:outline-level="2">ITサービス継続計画の目標</text:h>
      <text:h text:style-name="P2" text:outline-level="3">目標復旧時間を2日</text:h>
      <text:p text:style-name="P1">目標復旧時点を障害発生時点</text:p>
      <text:p text:style-name="P1">目標復旧レベルを業務再開フェーズの操業度レベルを37.5%とした</text:p>
      <text:p text:style-name="P1"/>
      <text:h text:style-name="Heading_20_2" text:outline-level="2"><text:span text:style-name="T1">計画に反映した対応策及びその対応策が妥当であると判断した理由</text:span></text:h>
      <text:h text:style-name="P2" text:outline-level="3">①関西のサーバを復旧に使用</text:h>
      <text:p text:style-name="Text_20_body"><text:span text:style-name="T1"/></text:p>
      <text:p text:style-name="Text_20_body"><text:span text:style-name="T1"/></text:p>
      <text:p text:style-name="P1">②教育訓練の定期実施</text:p>
      <text:h text:style-name="P4" text:outline-level="1">設問ウ</text:h>
      <text:h text:style-name="P3" text:outline-level="2">対応策の評価</text:h>
      <text:h text:style-name="P2" text:outline-level="3">①関西のサーバの活用</text:h>
      <text:p text:style-name="Text_20_body"/>
      <text:h text:style-name="P2" text:outline-level="3">②教育訓練</text:h>
      <text:p text:style-name="P1">　ITサービス部門が関西のサーバで生産管理システムを稼働させて後に、生産部の担当者に想定外の時間がかかる事態が発生い</text:p>
      <text:p text:style-name="P1">連絡票に記載されていたのは担当者が複数の場合は１名のみであった、</text:p>
      <text:p text:style-name="P1">対策として複数名の担当者名を記入するようにした。</text:p>
      <text:p text:style-name="Text_20_body"/>
      <text:h text:style-name="Heading_20_3" text:outline-level="3"><text:span text:style-name="T1">新たな課題・リスクを解消するための活動</text:span></text:h>
      <text:p text:style-name="P1">最低でも年に１回</text:p>
      <text:p text:style-name="P1">年末および、中長期経営計画</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85cm" fo:margin-bottom="1.997cm" fo:margin-left="1.058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33M36S</meta:editing-duration>
    <meta:editing-cycles>17</meta:editing-cycles>
    <meta:generator>OpenOffice/4.1.13$Win32 OpenOffice.org_project/4113m1$Build-9810</meta:generator>
    <dc:date>2024-02-23T21:52:53.30</dc:date>
    <meta:document-statistic meta:table-count="0" meta:image-count="0" meta:object-count="0" meta:page-count="3" meta:paragraph-count="29" meta:word-count="531" meta:character-count="543"/>
    <meta:user-defined meta:name="Info 1"/>
    <meta:user-defined meta:name="Info 2"/>
    <meta:user-defined meta:name="Info 3"/>
    <meta:user-defined meta:name="Info 4"/>
  </office:meta>
</office:document-meta>
</file>